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कला संस्कृती संचालक लोलयेंकारांचें करस्पॉन्डन्स परफॉर्मिंग आर्टस डिग्रीचें प्रकरण वतलें व्हिजिलन्साक लोलयेंकाराच्यो लिव्हो अटॅन्डन्साचो रॅकॉर्ड दिवंक न्हंयकार नारायण खराडेचोएक्स्पोजे.</text:p>
      <text:p>फातोड्ड्या चार रुमांच्या घरांक लायटीचें बिल 44 लाख पावसाळी अधिवेशन जालें पाव्हर मिनिस्टराचीं आस्वासनांय व्हावलीं बिलांच्या अंधाधुंदीचेर खासा रिपोर्ट.</text:p>
      <text:p>पर्रीकाराक आपल्या सपोर्टाची गरज ना गरज पडल्यार ताचेखातीर वावूरतलों आपल्या कॉर्पोरेटरांचो पर्रीकाराक तेंको गोवा फॉरवर्डाच्या बाबूशाचो मिडिया स्टॅटमॅन्ट.</text:p>
      <text:p>धुळेर म्हापशेच्या सुंदर स्विट मार्टांचेर एफडीएची धाड 3 लाखांचो म्हाल जप्त भेसळीत म्हाल तयार करतना कामगारांक धल्ले रंगेहाथ पोरूय हेच मार्टाचेर घाल्ली धाड.</text:p>
      <text:p>एमइएस कॉलेज जंक्शनार एक्सिडॅन्ट चालूच फोर व्हिलर आनी तीन टू व्हिलरांचो विचित्र एक्सिडेंट मोटरसायकलवालो जखमी बेशिस्त आनी निश्काळजी फोर व्हिलरीच्या ड्रायव्हरा आड केस</text:p>
      <text:p>आनी</text:p>
      <text:p>.जि. एफ. डीसीक फुटबॉल समजना जाल्यार ताणी फक्त पिकनिकोच करच्यो जि. एफ. एचो सणसणीत थोमणो</text:p>
      <text:p>कला संस्कृती संचालक प्रसाद लोलयेंकारांचें करस्पॉन्डन्स परफॉर्मिंग आर्टस डिग्रीचें प्रकरण व्हिजिलन्साक वतलें. स्टेज आर्टिस्ट नारायण खराडेची शिटकावणी. असिस्टंट डायरेक्टर अशोक परबानूय अशीच डिग्री घेतल्या. सरकारी ऑफिसर ड्यूटेर आसतना हो पऱफॉर्मिग आर्टसाचो कोर्स कसो करपाक शकता. लोलयेकाराची क्लासींची अटेन्डन्स लिव्हांचो रिकॉर्ड मागल्यार खातेंय दिना आनी शिवाजी युनिव्हर्सिटीय दिना. दुसरे वटेन कला अकादमीची असलीच डिग्री घेतिल्ल्या भुरग्यांक वाली ना.</text:p>
      <text:p>चार रुमांच्या घरांक लायटीचें बिल 44 लाख. पावसाळीअधिवेशन जालें आनी पाव्हर मिनिस्टराचीं आस्वासनांय व्हावलीं. लायटीचे खात्याची बीलींग सिस्टम जाग्यार घालतां म्हूण मडकयकार उलयिल्लो. म्हयनो जावंक ना आनी खातें कंज्युमरांक शॉकार शॉक दीत आसा. फातोर्ड्या चार रुम आशिल्ल्या एका घराक 44 लाखांवयर बील मारुन दिलां. बिलांच्या अंधाधुंदीचेर खासा रिपोर्ट.</text:p>
      <text:p>पर्रीकाराक आपल्या सपोर्टाची गरज ना मात गरज पडली जाल्यार आपूण ताचेखातीर प्रचार करतलों म्हूण बाबूश उलयला. ताणे खंय ताच्या कॉरपोरेटरांक पर्रीकारक सपोर्ट दिवंक सांगला पर्रीकार पणजेचो पणजेकारांनी ताकाच हाडूंक जाय पणजे इम्पोर्टेड उमेदवारांची गरज ना म्हूण गोवा फॉर्वर्डान मिडिया स्टेटमॅन्ट केला.</text:p>
      <text:p>घेवया एक ब्रेक</text:p>
      <text:p>बीजेपीचो पणजेचो उमेदवार मुख्यमंत्री मनोहर पर्रीकाराच्या प्रचाराक पंचायतमंत्री माविन गुदिनोय पावलो.मिरामार जाल्ले एके कॉर्नर मिटिंगेक माविन आनी पणजेचो आदलो आमदार सिद्धार्थ कुंकळ्येकारूय आशिल्लो.पर्रीकारान उदक गार्बेज आनी ट्रॅफिकाच्यो गजाली घालतां म्हूण मिरामारच्या लोकांक सांगलां.</text:p>
      <text:p>बाय इलॅक्शनाच्या निमाण्या दिसांनी कॉंग्रेस आपली सगळी शक्त लायतली. सगळे आमदार पणजे आनी वाळपय नेटान प्रचाराक वावूरतले म्हूण कॉंग्रेस सांगता. पणजे गिरीश चोडणकाराच्या प्रचाराक चडशे आमदार भोंवतना दिश्टी पडटात.</text:p>
      <text:p>6.एफडीएची म्हापशां आनीक एक धाड धुळेरांत सुंदर स्वीट मार्टाचेर धाड घालून तिनेक लाखांचो म्हाल धल्ला जिनस तयार करतात थंय सगलीं बुरशेपणां एफडीन कामगारांक रंगे हात धल्ले. फडकी चिथेल्लो मावो आनी वॉशींग पावडर घालून शंकरपाळी जिलबी असले जिनस तयार करतात म्हूण एफडीएक दुबाव एफडीएन सॅम्पल्स टॅस्टींगाक धाडल्यांत. पोरूय हेच मार्टाचेर धाड घाल्ली.</text:p>
      <text:p>घेवया एक ब्रेक</text:p>
      <text:p>पॅसेंजर लॉंच जेटी हालोवचे पयलीं लॉंचवाल्यांक विश्वासांत घेयात म्हूण मुरगांवचे लॉंच ओनर्स मागतात. लॉंचवाल्यांची ही संघटना एमपीटीची भागदारक आशिल्ल्यान पयलीं एमओयू सायन करचो म्हूण तांची मागणी. मायनिंग बंदी जायत सावन सरकारान तांकां कसलीच पॅकेज दिल्ली ना. तेखातीर नवो प्रोजॅक्ट हाडटना एमपीटीन आनी सरकारान खंय तांचो विचार करचो.</text:p>
      <text:p>एमइएस कॉलेज जंक्शनार फोर व्हिलर आनी तीन टू व्हिलरांचो एक्सिडेंट. फोर व्हिलरस्पीडीन एअरपोर्टावेल्यान मडगांव वटेयां वताली पयली एका बायकाक मोखली आनी मागीर सायडीक पार्क केल्ल्या 2 मोकारसाकलींक मोखून झाडार व्हरुन माल्ली. मोटारसायकलवाल्यांक मार लागला गाड्येच्या ड्रायव्हरा आड निग्लीजन्स आनी रॅश ड्रायव्हिंग म्हूण केस केल्या ह्या जंक्शनार पोलीस घालचे म्हूण लोक मागता.</text:p>
      <text:p>घेवया एक ब्रेक</text:p>
      <text:p>जीएफए आनी जीएफडीसीचें पेटलां. भुरग्यांचे सिलॅकशनाचेर जिएफडीसीन दुबाव घेतिल्ल्यान जिएफएचें सणकलां. गोंयचे मोठे मोठे क्लब जेन्ना कायंच विचारनात तेन्ना सिलॅकशनाचेर प्रश्न करपाचो जिएफडीसीक अधिकार खंयचो काय म्हूण जिएफए चाळवल्या. जिएफडीसीन फक्त पिकनीकोच करच्य़ो आनी केक कापचे म्हूण जिएफएचो अध्यक्ष एल्वीस गोम्सान थोमणो माल्ला.</text:p>
      <text:p>घेवया एक ब्रेक</text:p>
      <text:p>आता पळोवया गोंयच्या बाकीच्या वाठारांतल्यो कांय खबरो</text:p>
      <text:p>प्रुडंटान घेतिल्ल्या हायरसेकंडरींच्या स्वर घुमट सर्तीचो निकाल जाहीर जालो. पयल्या आंतर हायरसेकेंडरी पांवड्यावेल्या अखिल गोंय सर्तीचे वस्ताद म्हापशेंकार. म्हापशेची ज्ञानप्रसारक मंडळ हायसेकेंडरी पयल्या स्पॉटार. रनर अप कुडचडेची चंद्रभागा तुकोबा हायरसेकेडंरी आनी तिसरे सुवातीर शिरोडेची शिरोडा हायरसेकेंडरी.</text:p>
      <text:p>पणजे बाय इलॅक्शनाक सोनूची भरोसा नाय जुगलबंदी चल्ल्या जीएसएमचें मन्नू आमका तूझ्यावर भरोसा न्हाय हाय आनी कॉंग्रेसीचे पणजे तूका भाइचेर भरोसा न्हाय काय उपरांत आतां बीजेपीची कॉंग्रेसीक सणसणीत जाप कॉंग्रेस तूला स्वतावर भरोसा न्हाय काय सध्या सोशल मिडीयाचेर व्हायरल गे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